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3.2.4 Use Case 15: </text:span><text:span text:style-name="T2">Have grafisk visning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1">Stimulator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</text:span></text:span></text:p>
      <text:p text:style-name="P2"><text:span text:style-name="Standardskrifttype_20_i_20_afsnit"><text:span text:style-name="T8">Frekvens: </text:span></text:span><text:span text:style-name="Standardskrifttype_20_i_20_afsnit"><text:span text:style-name="T10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Sekundære aktører: </text:span></text:span><text:span text:style-name="Standardskrifttype_20_i_20_afsnit"><text:span text:style-name="T11">Teknikeren.</text:span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6">RoboGO: de vil gerne have, at man kan følge med gennem simulatoren i stedet den fysiske robo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Brugergrænsefladen og main programmet er oppe og køre. 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Brugeren vil få en grafisk visning af robotten i simulatoren. </text:span></text:span></text:p>
      <text:p text:style-name="P2"><text:span text:style-name="Standardskrifttype_20_i_20_afsnit"><text:span text:style-name="T4">Main success scenarie:</text:span></text:span></text:p>
      <text:list xml:id="list31543035" text:style-name="LS1">
        <text:list-item text:start-value="1">
          <text:p text:style-name="P3">Brugeren vælger simulatoren i brugergrænsefladen.</text:p>
        </text:list-item>
        <text:list-item>
          <text:p text:style-name="P3">Brugeren initierer et program, således at simulationen igangsættes. </text:p>
        </text:list-item>
        <text:list-item>
          <text:p text:style-name="P3">Simulationen vil vise robottens bevægelser gennem dials i simulatoren. 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2.1 Programmets initiering melder fejl.</text:span></text:span></text:p>
      <text:list xml:id="list31567320" text:style-name="L1">
        <text:list-item>
          <text:list>
            <text:list-item>
              <text:p text:style-name="P5"><text:span text:style-name="Standardskrifttype_20_i_20_afsnit"><text:span text:style-name="T5">Ret i programmet manuelt eller kald på teknikeren. </text:span></text:span></text:p>
            </text:list-item>
          </text:list>
        </text:list-item>
      </text:list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3">Opdateringen af brugergrænsefladen skal have en minimal opdatering på ét sekun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2T11:59:22.38</dc:date>
    <meta:editing-duration>PT2H14M59S</meta:editing-duration>
    <meta:editing-cycles>20</meta:editing-cycles>
    <meta:document-statistic meta:table-count="0" meta:image-count="0" meta:object-count="0" meta:page-count="1" meta:paragraph-count="21" meta:word-count="116" meta:character-count="601" meta:non-whitespace-character-count="743"/>
  </office:meta>
</office:document-meta>
</file>